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411" officeooo:paragraph-rsid="00126411"/>
    </style:style>
    <style:style style:name="P2" style:family="paragraph" style:parent-style-name="Standard">
      <style:text-properties officeooo:rsid="00131bc0" officeooo:paragraph-rsid="00151814"/>
    </style:style>
    <style:style style:name="P3" style:family="paragraph" style:parent-style-name="Standard">
      <style:text-properties officeooo:rsid="0014049c" officeooo:paragraph-rsid="0014049c"/>
    </style:style>
    <style:style style:name="P4" style:family="paragraph" style:parent-style-name="Standard">
      <style:text-properties officeooo:rsid="0015484a" officeooo:paragraph-rsid="00167e97"/>
    </style:style>
    <style:style style:name="P5" style:family="paragraph" style:parent-style-name="Standard">
      <style:text-properties officeooo:rsid="00167e97" officeooo:paragraph-rsid="00167e97"/>
    </style:style>
    <style:style style:name="P6" style:family="paragraph" style:parent-style-name="Standard">
      <style:text-properties officeooo:rsid="00183214" officeooo:paragraph-rsid="00183214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26411"/>
    </style:style>
    <style:style style:name="T2" style:family="text">
      <style:text-properties officeooo:rsid="00131bc0"/>
    </style:style>
    <style:style style:name="T3" style:family="text">
      <style:text-properties officeooo:rsid="0014049c"/>
    </style:style>
    <style:style style:name="T4" style:family="text">
      <style:text-properties officeooo:rsid="0015484a"/>
    </style:style>
    <style:style style:name="T5" style:family="text">
      <style:text-properties officeooo:rsid="0016570f"/>
    </style:style>
    <style:style style:name="T6" style:family="text">
      <style:text-properties officeooo:rsid="00167e97"/>
    </style:style>
    <style:style style:name="T7" style:family="text">
      <style:text-properties officeooo:rsid="00199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kka Lehikoinen</text:p>
      <text:p text:style-name="P1">013787637</text:p>
      <text:p text:style-name="P1"/>
      <text:p text:style-name="P1"/>
      <text:p text:style-name="Title">Uutiskone</text:p>
      <text:h text:style-name="P7" text:outline-level="3">Web-palvelinohjelmointi Javalla -kurssin harjoitustyö.</text:h>
      <text:p text:style-name="P1"/>
      <text:h text:style-name="Heading_20_1" text:outline-level="1">Sovelluksen kuvaus</text:h>
      <text:p text:style-name="P2">Web-sovelluksella voidaan yllä pitää yksinkertaista uutissivustoa, siten että kirjoittajat lisäävät uutisia sivustolle ja lukijat voivat lista uutisia julkaisuajankohdan, lukumäärien tai aiheen (kategoria) perusteella. </text:p>
      <text:p text:style-name="P2"><text:span text:style-name="T3">Vain luvallisilla kirjoittajilla on oikeus lisätä uutisia. Ja vain ylläpitäjällä on oikeus lisätä luvallisia kirjoittajia.</text:span></text:p>
      <text:p text:style-name="P3">Uutiseen liittyy otsikko, ingressi, kuva ja varsinainen teksti, sekä kirjoittajat, kategoriat ja lukukertojen lukumäärä.</text:p>
      <text:p text:style-name="P3"/>
      <text:p text:style-name="P4">Sovelluksen ylläpitoon käytetään GitHub - Travis CI – Heroku -pipelinea. <text:span text:style-name="T6">Repositori löytyy GitHub:</text:span></text:p>
      <text:p text:style-name="P4"><text:a xlink:type="simple" xlink:href="https://github.com/CountCode/Uutiskone" text:style-name="Internet_20_link" text:visited-style-name="Visited_20_Internet_20_Link">https://github.com/CountCode/Uutiskone</text:a></text:p>
      <text:p text:style-name="P5">Jatkuva integraatio on Travis<text:span text:style-name="T4"> CI:</text:span></text:p>
      <text:p text:style-name="P5"><text:span text:style-name="T4">https://travis-ci.org/CountCode/Uutiskone</text:span></text:p>
      <text:p text:style-name="P4"><text:span text:style-name="T6">Ja itse sovellus on </text:span>Heroku<text:span text:style-name="T6">ssa</text:span>:</text:p>
      <text:p text:style-name="P4"><text:span text:style-name="T6">https://</text:span>uutiskone.heroku<text:span text:style-name="T5">app</text:span>.com</text:p>
      <text:h text:style-name="Heading_20_1" text:outline-level="1">Käyttötapaukset</text:h>
      <text:p text:style-name="P1">Kirjoittajana<text:bookmark-start text:name="__DdeLink__0_1608482662"/> haluan lisätä uutisen, niin että se on muiden luettavissa.<text:bookmark-end text:name="__DdeLink__0_1608482662"/></text:p>
      <text:p text:style-name="P1">Kirjoittajana haluan muokata uutista, niin että sen virheet voidaan korjata.</text:p>
      <text:p text:style-name="P1">Kirjoittajana haluan poistaa uutisen, niin ettei sitä voida enää lukea.</text:p>
      <text:p text:style-name="P1">Kirjoittajana haluan lisätä kategorian, niin että se on liitettävissä uutiseen.</text:p>
      <text:p text:style-name="P1">Ylläpitäjänä haluan lisätä kirjoittajan, niin että tämä voi lisätä uutisia.</text:p>
      <text:p text:style-name="P1">Lukijana haluan listata uutisia, niin että <text:span text:style-name="T2">lukijaa kiinnostavat uutiset tulevat esiin.</text:span></text:p>
      <text:p text:style-name="P6">Ylläpitäjänä haluan tietää uutisten lukukertojen määrän, <text:span text:style-name="T7">niin että</text:span> uutiset voidaan järjestää niiden mukaan.</text:p>
      <text:p text:style-name="P1"/>
      <text:h text:style-name="Heading_20_1" text:outline-level="1">Toteutt<text:span text:style-name="T1">a</text:span>matta jääneet ominaisuudet</text:h>
      <text:p text:style-name="P1"/>
      <text:h text:style-name="Heading_20_1" text:outline-level="1">Parannusehdotukse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10:02.754615686</meta:creation-date>
    <dc:date>2017-12-09T13:13:32.844716961</dc:date>
    <meta:editing-duration>PT1H3M2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66" meta:character-count="1471" meta:non-whitespace-character-count="1327"/>
  </office:meta>
</office:document-meta>
</file>